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21A311E7B188F0EF.png" manifest:media-type="image/png"/>
  <manifest:file-entry manifest:full-path="Pictures/10000001000002000000020040D319FBA713BA50.png" manifest:media-type="image/png"/>
  <manifest:file-entry manifest:full-path="Pictures/100000010000020000000200DBA29C87633EC8E9.png" manifest:media-type="image/png"/>
  <manifest:file-entry manifest:full-path="Pictures/100000010000020000000200AC2379EC6E8D8DFE.png" manifest:media-type="image/png"/>
  <manifest:file-entry manifest:full-path="Pictures/10000001000002000000020027CFFCBAF53636C5.png" manifest:media-type="image/png"/>
  <manifest:file-entry manifest:full-path="Pictures/100000010000020000000200AC130D7FCBE26BC5.png" manifest:media-type="image/png"/>
  <manifest:file-entry manifest:full-path="Pictures/1000000100000200000002008922B42A04D55727.png" manifest:media-type="image/png"/>
  <manifest:file-entry manifest:full-path="Pictures/100000010000020000000200F7FDF21A0AEFA6A7.png" manifest:media-type="image/png"/>
  <manifest:file-entry manifest:full-path="Pictures/100000010000020000000200AF45C7D8DFC65CD0.png" manifest:media-type="image/png"/>
  <manifest:file-entry manifest:full-path="Pictures/100000010000020000000200348E1244B90DB9BA.png" manifest:media-type="image/png"/>
  <manifest:file-entry manifest:full-path="Pictures/1000000100000200000002002CFC5D06533926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dae8fc"/>
    </style:style>
    <style:style style:name="gr3" style:family="graphic" style:parent-style-name="standard">
      <style:graphic-properties draw:stroke="none" draw:fill="solid" draw:fill-color="#f8cecc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04cm" fo:min-width="0.30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fff2cc"/>
    </style:style>
    <style:style style:name="gr6" style:family="graphic" style:parent-style-name="standard">
      <style:graphic-properties draw:stroke="none" draw:fill="solid" draw:fill-color="#d5e8d4"/>
    </style:style>
    <style:style style:name="gr7" style:family="graphic" style:parent-style-name="standard">
      <style:graphic-properties draw:stroke="none" draw:fill="solid" draw:fill-color="#ffe6cc"/>
    </style:style>
    <style:style style:name="gr8" style:family="graphic" style:parent-style-name="standard">
      <style:graphic-properties draw:stroke="none" draw:fill="solid" draw:fill-color="#e1d5e7"/>
    </style:style>
    <style:style style:name="gr9" style:family="graphic" style:parent-style-name="standard">
      <style:graphic-properties draw:stroke="none" draw:fill="solid" draw:fill-color="#fad9d5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1.9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bac8d3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0.86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dae8fc"/>
    </style:style>
    <style:style style:name="P3" style:family="paragraph">
      <loext:graphic-properties draw:fill="solid" draw:fill-color="#f8cecc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6" style:family="paragraph">
      <loext:graphic-properties draw:fill="solid" draw:fill-color="#fff2cc"/>
    </style:style>
    <style:style style:name="P7" style:family="paragraph">
      <loext:graphic-properties draw:fill="solid" draw:fill-color="#d5e8d4"/>
    </style:style>
    <style:style style:name="P8" style:family="paragraph">
      <loext:graphic-properties draw:fill="solid" draw:fill-color="#ffe6cc"/>
    </style:style>
    <style:style style:name="P9" style:family="paragraph">
      <loext:graphic-properties draw:fill="solid" draw:fill-color="#e1d5e7"/>
    </style:style>
    <style:style style:name="P10" style:family="paragraph">
      <loext:graphic-properties draw:fill="solid" draw:fill-color="#fad9d5"/>
    </style:style>
    <style:style style:name="P11" style:family="paragraph">
      <loext:graphic-properties draw:fill="none"/>
      <style:paragraph-properties fo:text-align="start" style:writing-mode="lr-tb"/>
      <style:text-properties fo:font-size="8.60000038146973pt" style:font-size-asian="8.60000038146973pt" style:font-size-complex="8.60000038146973pt"/>
    </style:style>
    <style:style style:name="P12" style:family="paragraph">
      <loext:graphic-properties draw:fill="solid" draw:fill-color="#bac8d3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000000"/>
    </style:style>
    <style:style style:name="T1" style:family="text">
      <style:text-properties fo:color="#000000" loext:opacity="100%" style:font-name="Verdana1" fo:font-size="8.60000038146973pt" fo:font-weight="bold" style:font-size-asian="8.60000038146973pt" style:font-weight-asian="bold" style:font-name-complex="Verdana1" style:font-size-complex="8.60000038146973pt" style:font-weight-complex="bold"/>
    </style:style>
    <style:style style:name="T2" style:family="text">
      <style:text-properties fo:color="#000000" loext:opacity="100%" style:font-name="Arial" fo:font-size="8.60000038146973pt" fo:font-weight="normal" style:font-size-asian="8.60000038146973pt" style:font-weight-asian="normal" style:font-name-complex="Arial" style:font-size-complex="8.6000003814697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5cm" svg:x="0cm" svg:y="-0.002cm" svg:viewBox="0 0 21026 29736" draw:points="0,0 21026,0 21026,29736 0,29736">
          <text:p/>
        </draw:polygon>
        <draw:polygon draw:style-name="gr1" draw:text-style-name="P1" draw:layer="layout" svg:width="21.025cm" svg:height="29.71cm" svg:x="-0.25cm" svg:y="0.023cm" svg:viewBox="0 0 21026 29711" draw:points="0,0 21026,0 21026,29711 0,29711">
          <text:p/>
        </draw:polygon>
        <draw:polygon draw:style-name="gr2" draw:text-style-name="P2" draw:layer="layout" svg:width="4.824cm" svg:height="4.824cm" svg:x="2.25cm" svg:y="1.675cm" svg:viewBox="0 0 4825 4825" draw:points="0,0 4825,0 4825,4825 0,4825">
          <text:p/>
        </draw:polygon>
        <draw:polygon draw:style-name="gr3" draw:text-style-name="P3" draw:layer="layout" svg:width="4.825cm" svg:height="4.824cm" svg:x="7.798cm" svg:y="1.715cm" svg:viewBox="0 0 4826 4825" draw:points="0,0 4826,0 4826,4825 0,4825">
          <text:p/>
        </draw:polygon>
        <draw:frame draw:style-name="gr4" draw:text-style-name="P5" draw:layer="layout" svg:width="1.945cm" svg:height="0.37cm" svg:x="3.805cm" svg:y="6.88cm">
          <draw:text-box>
            <text:p text:style-name="P4"><text:span text:style-name="T1">BUREAU 01</text:span></text:p>
          </draw:text-box>
        </draw:frame>
        <draw:polygon draw:style-name="gr5" draw:text-style-name="P6" draw:layer="layout" svg:width="4.825cm" svg:height="4.824cm" svg:x="14.271cm" svg:y="1.75cm" svg:viewBox="0 0 4826 4825" draw:points="0,0 4826,0 4826,4825 0,4825">
          <text:p/>
        </draw:polygon>
        <draw:frame draw:style-name="gr4" draw:text-style-name="P5" draw:layer="layout" svg:width="1.945cm" svg:height="0.37cm" svg:x="9.305cm" svg:y="6.75cm">
          <draw:text-box>
            <text:p text:style-name="P4"><text:span text:style-name="T1">BUREAU 02</text:span></text:p>
          </draw:text-box>
        </draw:frame>
        <draw:polygon draw:style-name="gr6" draw:text-style-name="P7" draw:layer="layout" svg:width="4.824cm" svg:height="4.825cm" svg:x="2.175cm" svg:y="11.174cm" svg:viewBox="0 0 4825 4826" draw:points="0,0 4825,0 4825,4826 0,4826">
          <text:p/>
        </draw:polygon>
        <draw:frame draw:style-name="gr4" draw:text-style-name="P5" draw:layer="layout" svg:width="1.945cm" svg:height="0.37cm" svg:x="15.75cm" svg:y="7cm">
          <draw:text-box>
            <text:p text:style-name="P4"><text:span text:style-name="T1">BUREAU 03</text:span></text:p>
          </draw:text-box>
        </draw:frame>
        <draw:polygon draw:style-name="gr7" draw:text-style-name="P8" draw:layer="layout" svg:width="4.824cm" svg:height="4.825cm" svg:x="14.425cm" svg:y="11.174cm" svg:viewBox="0 0 4825 4826" draw:points="0,0 4825,0 4825,4826 0,4826">
          <text:p/>
        </draw:polygon>
        <draw:frame draw:style-name="gr4" draw:text-style-name="P5" draw:layer="layout" svg:width="2.855cm" svg:height="0.37cm" svg:x="3cm" svg:y="16.38cm">
          <draw:text-box>
            <text:p text:style-name="P4"><text:span text:style-name="T1">SALLE DE PAUSE</text:span></text:p>
          </draw:text-box>
        </draw:frame>
        <draw:polygon draw:style-name="gr8" draw:text-style-name="P9" draw:layer="layout" svg:width="4.824cm" svg:height="4.824cm" svg:x="14.25cm" svg:y="22.25cm" svg:viewBox="0 0 4825 4825" draw:points="0,0 4825,0 4825,4825 0,4825">
          <text:p/>
        </draw:polygon>
        <draw:frame draw:style-name="gr4" draw:text-style-name="P5" draw:layer="layout" svg:width="1.945cm" svg:height="0.37cm" svg:x="15.75cm" svg:y="16.38cm">
          <draw:text-box>
            <text:p text:style-name="P4"><text:span text:style-name="T1">BUREAU 04</text:span></text:p>
          </draw:text-box>
        </draw:frame>
        <draw:polygon draw:style-name="gr9" draw:text-style-name="P10" draw:layer="layout" svg:width="4.824cm" svg:height="4.824cm" svg:x="8cm" svg:y="22.25cm" svg:viewBox="0 0 4825 4825" draw:points="0,0 4825,0 4825,4825 0,4825">
          <text:p/>
        </draw:polygon>
        <draw:frame draw:style-name="gr10" draw:text-style-name="P11" draw:layer="layout" svg:width="1.945cm" svg:height="0.538cm" svg:x="15.5cm" svg:y="27.25cm">
          <draw:text-box>
            <text:p text:style-name="P4"><text:span text:style-name="T1">BUREAU 05</text:span></text:p>
          </draw:text-box>
        </draw:frame>
        <draw:polygon draw:style-name="gr11" draw:text-style-name="P12" draw:layer="layout" svg:width="4.825cm" svg:height="4.824cm" svg:x="2.25cm" svg:y="22.25cm" svg:viewBox="0 0 4826 4825" draw:points="0,0 4826,0 4826,4825 0,4825">
          <text:p/>
        </draw:polygon>
        <draw:polygon draw:style-name="gr1" draw:text-style-name="P1" draw:layer="layout" svg:width="1.422cm" svg:height="0.356cm" svg:x="9.573cm" svg:y="17.368cm" svg:viewBox="0 0 1423 357" draw:points="0,0 1423,0 1423,357 0,357">
          <text:p/>
        </draw:polygon>
        <draw:frame draw:style-name="gr4" draw:text-style-name="P5" draw:layer="layout" svg:width="2.741cm" svg:height="0.37cm" svg:x="3cm" svg:y="27.5cm">
          <draw:text-box>
            <text:p text:style-name="P4"><text:span text:style-name="T1">SALLE SERVEUR</text:span></text:p>
          </draw:text-box>
        </draw:frame>
        <draw:frame draw:style-name="gr12" draw:text-style-name="P13" draw:layer="layout" svg:width="1.04cm" svg:height="1.04cm" svg:x="2.781cm" svg:y="2.793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4.177cm" svg:y="2.793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5.574cm" svg:y="2.793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15cm" svg:height="1.015cm" svg:x="2.781cm" svg:y="4.088cm">
          <draw:image xlink:href="Pictures/100000010000020000000200DBA29C87633EC8E9.png" xlink:type="simple" xlink:show="embed" xlink:actuate="onLoad" draw:mime-type="image/png">
            <text:p/>
          </draw:image>
        </draw:frame>
        <draw:frame draw:style-name="gr12" draw:text-style-name="P13" draw:layer="layout" svg:width="0.735cm" svg:height="0.735cm" svg:x="2.933cm" svg:y="5.358cm">
          <draw:image xlink:href="Pictures/10000001000002000000020027CFFCBAF53636C5.png" xlink:type="simple" xlink:show="embed" xlink:actuate="onLoad" draw:mime-type="image/png">
            <text:p/>
          </draw:image>
        </draw:frame>
        <draw:frame draw:style-name="gr12" draw:text-style-name="P13" draw:layer="layout" svg:width="1.015cm" svg:height="1.015cm" svg:x="5.599cm" svg:y="4.088cm">
          <draw:image xlink:href="Pictures/100000010000020000000200AC130D7FCBE26BC5.png" xlink:type="simple" xlink:show="embed" xlink:actuate="onLoad" draw:mime-type="image/png">
            <text:p/>
          </draw:image>
        </draw:frame>
        <draw:frame draw:style-name="gr12" draw:text-style-name="P13" draw:layer="layout" svg:width="1.548cm" svg:height="1.548cm" svg:x="9.75cm" svg:y="12cm">
          <draw:image xlink:href="Pictures/100000010000020000000200F7FDF21A0AEFA6A7.png" xlink:type="simple" xlink:show="embed" xlink:actuate="onLoad" draw:mime-type="image/png">
            <text:p/>
          </draw:image>
        </draw:frame>
        <draw:frame draw:style-name="gr12" draw:text-style-name="P13" draw:layer="layout" svg:width="0.9cm" svg:height="0.9cm" svg:x="4.317cm" svg:y="5.358cm">
          <draw:image xlink:href="Pictures/10000001000002000000020021A311E7B188F0EF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4.196cm" svg:y="4.044cm">
          <draw:image xlink:href="Pictures/100000010000020000000200F7FDF21A0AEFA6A7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9.764cm" svg:y="4.063cm">
          <draw:image xlink:href="Pictures/100000010000020000000200F7FDF21A0AEFA6A7.png" xlink:type="simple" xlink:show="embed" xlink:actuate="onLoad" draw:mime-type="image/png">
            <text:p/>
          </draw:image>
        </draw:frame>
        <draw:frame draw:style-name="gr12" draw:text-style-name="P13" draw:layer="layout" svg:width="0.9cm" svg:height="0.9cm" svg:x="8.57cm" svg:y="5.301cm">
          <draw:image xlink:href="Pictures/10000001000002000000020021A311E7B188F0EF.png" xlink:type="simple" xlink:show="embed" xlink:actuate="onLoad" draw:mime-type="image/png">
            <text:p/>
          </draw:image>
        </draw:frame>
        <draw:frame draw:style-name="gr12" draw:text-style-name="P13" draw:layer="layout" svg:width="0.735cm" svg:height="0.735cm" svg:x="8.519cm" svg:y="4.158cm">
          <draw:image xlink:href="Pictures/10000001000002000000020027CFFCBAF53636C5.png" xlink:type="simple" xlink:show="embed" xlink:actuate="onLoad" draw:mime-type="image/png">
            <text:p/>
          </draw:image>
        </draw:frame>
        <draw:frame draw:style-name="gr12" draw:text-style-name="P13" draw:layer="layout" svg:width="1.015cm" svg:height="1.015cm" svg:x="8.38cm" svg:y="2.723cm">
          <draw:image xlink:href="Pictures/100000010000020000000200DBA29C87633EC8E9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11.16cm" svg:y="5.288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9.764cm" svg:y="2.723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11.16cm" svg:y="2.723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15cm" svg:height="1.015cm" svg:x="11.186cm" svg:y="4.018cm">
          <draw:image xlink:href="Pictures/100000010000020000000200AC130D7FCBE26BC5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16.104cm" svg:y="4.185cm">
          <draw:image xlink:href="Pictures/100000010000020000000200F7FDF21A0AEFA6A7.png" xlink:type="simple" xlink:show="embed" xlink:actuate="onLoad" draw:mime-type="image/png">
            <text:p/>
          </draw:image>
        </draw:frame>
        <draw:frame draw:style-name="gr12" draw:text-style-name="P13" draw:layer="layout" svg:width="0.9cm" svg:height="0.9cm" svg:x="16.282cm" svg:y="5.436cm">
          <draw:image xlink:href="Pictures/10000001000002000000020021A311E7B188F0EF.png" xlink:type="simple" xlink:show="embed" xlink:actuate="onLoad" draw:mime-type="image/png">
            <text:p/>
          </draw:image>
        </draw:frame>
        <draw:frame draw:style-name="gr12" draw:text-style-name="P13" draw:layer="layout" svg:width="0.735cm" svg:height="0.735cm" svg:x="17.647cm" svg:y="5.601cm">
          <draw:image xlink:href="Pictures/10000001000002000000020027CFFCBAF53636C5.png" xlink:type="simple" xlink:show="embed" xlink:actuate="onLoad" draw:mime-type="image/png">
            <text:p/>
          </draw:image>
        </draw:frame>
        <draw:frame draw:style-name="gr12" draw:text-style-name="P13" draw:layer="layout" svg:width="1.015cm" svg:height="1.015cm" svg:x="17.507cm" svg:y="4.153cm">
          <draw:image xlink:href="Pictures/100000010000020000000200DBA29C87633EC8E9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14.898cm" svg:y="2.938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5cm" svg:height="1.05cm" svg:x="16.095cm" svg:y="2.938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17.463cm" svg:y="2.97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15cm" svg:height="1.015cm" svg:x="14.568cm" svg:y="4.198cm">
          <draw:image xlink:href="Pictures/100000010000020000000200AC130D7FCBE26BC5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16.025cm" svg:y="13.387cm">
          <draw:image xlink:href="Pictures/100000010000020000000200F7FDF21A0AEFA6A7.png" xlink:type="simple" xlink:show="embed" xlink:actuate="onLoad" draw:mime-type="image/png">
            <text:p/>
          </draw:image>
        </draw:frame>
        <draw:frame draw:style-name="gr12" draw:text-style-name="P13" draw:layer="layout" svg:width="0.9cm" svg:height="0.9cm" svg:x="17.638cm" svg:y="14.72cm">
          <draw:image xlink:href="Pictures/10000001000002000000020021A311E7B188F0EF.png" xlink:type="simple" xlink:show="embed" xlink:actuate="onLoad" draw:mime-type="image/png">
            <text:p/>
          </draw:image>
        </draw:frame>
        <draw:frame draw:style-name="gr12" draw:text-style-name="P13" draw:layer="layout" svg:width="0.735cm" svg:height="0.735cm" svg:x="16.171cm" svg:y="14.745cm">
          <draw:image xlink:href="Pictures/10000001000002000000020027CFFCBAF53636C5.png" xlink:type="simple" xlink:show="embed" xlink:actuate="onLoad" draw:mime-type="image/png">
            <text:p/>
          </draw:image>
        </draw:frame>
        <draw:frame draw:style-name="gr12" draw:text-style-name="P13" draw:layer="layout" svg:width="1.015cm" svg:height="1.015cm" svg:x="14.654cm" svg:y="14.58cm">
          <draw:image xlink:href="Pictures/100000010000020000000200DBA29C87633EC8E9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14.629cm" svg:y="12.13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16.025cm" svg:y="12.13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17.422cm" svg:y="12.13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15cm" svg:height="1.015cm" svg:x="17.447cm" svg:y="13.399cm">
          <draw:image xlink:href="Pictures/100000010000020000000200AC130D7FCBE26BC5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15.896cm" svg:y="23.832cm">
          <draw:image xlink:href="Pictures/100000010000020000000200F7FDF21A0AEFA6A7.png" xlink:type="simple" xlink:show="embed" xlink:actuate="onLoad" draw:mime-type="image/png">
            <text:p/>
          </draw:image>
        </draw:frame>
        <draw:frame draw:style-name="gr12" draw:text-style-name="P13" draw:layer="layout" svg:width="0.9cm" svg:height="0.9cm" svg:x="16.036cm" svg:y="25.114cm">
          <draw:image xlink:href="Pictures/10000001000002000000020021A311E7B188F0EF.png" xlink:type="simple" xlink:show="embed" xlink:actuate="onLoad" draw:mime-type="image/png">
            <text:p/>
          </draw:image>
        </draw:frame>
        <draw:frame draw:style-name="gr12" draw:text-style-name="P13" draw:layer="layout" svg:width="0.735cm" svg:height="0.735cm" svg:x="14.652cm" svg:y="25.266cm">
          <draw:image xlink:href="Pictures/10000001000002000000020027CFFCBAF53636C5.png" xlink:type="simple" xlink:show="embed" xlink:actuate="onLoad" draw:mime-type="image/png">
            <text:p/>
          </draw:image>
        </draw:frame>
        <draw:frame draw:style-name="gr12" draw:text-style-name="P13" draw:layer="layout" svg:width="1.015cm" svg:height="1.015cm" svg:x="14.5cm" svg:y="23.844cm">
          <draw:image xlink:href="Pictures/100000010000020000000200DBA29C87633EC8E9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17.293cm" svg:y="25.114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15.896cm" svg:y="22.549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4cm" svg:height="1.04cm" svg:x="17.293cm" svg:y="22.549cm">
          <draw:image xlink:href="Pictures/10000001000002000000020040D319FBA713BA50.png" xlink:type="simple" xlink:show="embed" xlink:actuate="onLoad" draw:mime-type="image/png">
            <text:p/>
          </draw:image>
        </draw:frame>
        <draw:frame draw:style-name="gr12" draw:text-style-name="P13" draw:layer="layout" svg:width="1.015cm" svg:height="1.015cm" svg:x="17.394cm" svg:y="23.844cm">
          <draw:image xlink:href="Pictures/100000010000020000000200AC130D7FCBE26BC5.png" xlink:type="simple" xlink:show="embed" xlink:actuate="onLoad" draw:mime-type="image/png">
            <text:p/>
          </draw:image>
        </draw:frame>
        <draw:frame draw:style-name="gr12" draw:text-style-name="P13" draw:layer="layout" svg:width="0.897cm" svg:height="0.897cm" svg:x="5.353cm" svg:y="23.103cm">
          <draw:image xlink:href="Pictures/100000010000020000000200AC2379EC6E8D8DFE.png" xlink:type="simple" xlink:show="embed" xlink:actuate="onLoad" draw:mime-type="image/png">
            <text:p/>
          </draw:image>
        </draw:frame>
        <draw:path draw:style-name="gr13" draw:text-style-name="P14" draw:layer="layout" svg:width="0.622cm" svg:height="0.025cm" svg:x="3.682cm" svg:y="5.817cm" svg:viewBox="0 0 623 26" svg:d="M0 0h76v26h-76zM152 0h76v26h-76zM304 0h77v26h-77zM458 0h76v26h-76zM610 0h13v26h-13z">
          <text:p/>
        </draw:path>
        <draw:path draw:style-name="gr13" draw:text-style-name="P14" draw:layer="layout" svg:width="0.026cm" svg:height="0.508cm" svg:x="3.296cm" svg:y="4.907cm" svg:viewBox="0 0 27 509" svg:d="M27 0v76h-27v-76zM27 152v76h-27v-76zM27 304v77h-27v-77zM27 458v51h-27v-51z">
          <text:p/>
        </draw:path>
        <draw:path draw:style-name="gr13" draw:text-style-name="P14" draw:layer="layout" svg:width="0.025cm" svg:height="0.508cm" svg:x="8.884cm" svg:y="4.805cm" svg:viewBox="0 0 26 509" svg:d="M26 0v77h-26v-77zM26 154v76h-26v-76zM26 306v76h-26v-76zM26 458v51h-26v-51z">
          <text:p/>
        </draw:path>
        <draw:path draw:style-name="gr13" draw:text-style-name="P14" draw:layer="layout" svg:width="0.025cm" svg:height="0.507cm" svg:x="8.884cm" svg:y="3.593cm" svg:viewBox="0 0 26 508" svg:d="M26 0v76h-26v-76zM26 152v77h-26v-77zM26 305v77h-26v-77zM26 458v50h-26v-50z">
          <text:p/>
        </draw:path>
        <draw:path draw:style-name="gr13" draw:text-style-name="P14" draw:layer="layout" svg:width="0.508cm" svg:height="0.025cm" svg:x="17.195cm" svg:y="5.952cm" svg:viewBox="0 0 509 26" svg:d="M509 26h-76v-26h76zM357 26h-76v-26h76zM205 26h-77v-26h77zM51 26h-51v-26h51z">
          <text:p/>
        </draw:path>
        <draw:path draw:style-name="gr13" draw:text-style-name="P14" draw:layer="layout" svg:width="0.026cm" svg:height="0.508cm" svg:x="18.009cm" svg:y="5.042cm" svg:viewBox="0 0 27 509" svg:d="M27 0v76h-27v-76zM27 152v76h-27v-76zM27 304v77h-27v-77zM27 458v51h-27v-51z">
          <text:p/>
        </draw:path>
        <draw:path draw:style-name="gr13" draw:text-style-name="P14" draw:layer="layout" svg:width="0.509cm" svg:height="0.026cm" svg:x="15.631cm" svg:y="15.176cm" svg:viewBox="0 0 510 27" svg:d="M510 27h-77v-27h77zM357 27h-77v-27h77zM204 27h-76v-27h76zM52 27h-52v-27h52z">
          <text:p/>
        </draw:path>
        <draw:path draw:style-name="gr13" draw:text-style-name="P14" draw:layer="layout" svg:width="0.025cm" svg:height="0.508cm" svg:x="15.03cm" svg:y="24.771cm" svg:viewBox="0 0 26 509" svg:d="M0 509v-78h26v78zM0 355v-76h26v76zM0 203v-76h26v76zM0 50v-50h26v50z">
          <text:p/>
        </draw:path>
        <draw:path draw:style-name="gr13" draw:text-style-name="P14" draw:layer="layout" svg:width="0.647cm" svg:height="0.026cm" svg:x="15.401cm" svg:y="25.631cm" svg:viewBox="0 0 648 27" svg:d="M0 0h76v27h-76zM152 0h76v27h-76zM304 0h77v27h-77zM458 0h76v26h-76zM610 0h38v26h-38z">
          <text:p/>
        </draw:path>
        <draw:path draw:style-name="gr13" draw:text-style-name="P14" draw:layer="layout" svg:width="0.508cm" svg:height="0.025cm" svg:x="17.028cm" svg:y="15.166cm" svg:viewBox="0 0 509 26" svg:d="M509 26h-77v-26h77zM356 26h-76v-26h76zM204 26h-76v-26h76zM50 26h-50v-26h50z">
          <text:p/>
        </draw:path>
        <draw:line draw:style-name="gr14" draw:text-style-name="P13" draw:layer="layout" svg:x1="14.75cm" svg:y1="13.75cm" svg:x2="11.5cm" svg:y2="13cm">
          <text:p/>
        </draw:line>
        <draw:line draw:style-name="gr14" draw:text-style-name="P13" draw:layer="layout" svg:x1="11.25cm" svg:y1="12cm" svg:x2="15.325cm" svg:y2="5.104cm">
          <text:p/>
        </draw:line>
        <draw:line draw:style-name="gr14" draw:text-style-name="P13" draw:layer="layout" svg:x1="10cm" svg:y1="12cm" svg:x2="5.25cm" svg:y2="5.097cm">
          <text:p/>
        </draw:line>
        <draw:line draw:style-name="gr14" draw:text-style-name="P13" draw:layer="layout" svg:x1="10.25cm" svg:y1="11.75cm" svg:x2="10.297cm" svg:y2="5.116cm">
          <text:p/>
        </draw:line>
        <draw:line draw:style-name="gr14" draw:text-style-name="P13" draw:layer="layout" svg:x1="10cm" svg:y1="13.5cm" svg:x2="3.75cm" svg:y2="22.5cm">
          <text:p/>
        </draw:line>
        <draw:line draw:style-name="gr14" draw:text-style-name="P13" draw:layer="layout" svg:x1="11cm" svg:y1="13.75cm" svg:x2="14.75cm" svg:y2="22.5cm">
          <text:p/>
        </draw:line>
        <draw:line draw:style-name="gr14" draw:text-style-name="P13" draw:layer="layout" svg:x1="10.296cm" svg:y1="4.075cm" svg:x2="10.296cm" svg:y2="3.777cm">
          <text:p/>
        </draw:line>
        <draw:line draw:style-name="gr14" draw:text-style-name="P13" draw:layer="layout" svg:x1="10.817cm" svg:y1="4.076cm" svg:x2="11.186cm" svg:y2="3.821cm">
          <text:p/>
        </draw:line>
        <draw:line draw:style-name="gr14" draw:text-style-name="P13" draw:layer="layout" svg:x1="10.868cm" svg:y1="4.605cm" svg:x2="11.135cm" svg:y2="4.609cm">
          <text:p/>
        </draw:line>
        <draw:line draw:style-name="gr14" draw:text-style-name="P13" draw:layer="layout" svg:x1="11.174cm" svg:y1="5.301cm" svg:x2="10.817cm" svg:y2="5.116cm">
          <text:p/>
        </draw:line>
        <draw:line draw:style-name="gr14" draw:text-style-name="P13" draw:layer="layout" svg:x1="9.408cm" svg:y1="4.605cm" svg:x2="9.675cm" svg:y2="4.609cm">
          <text:p/>
        </draw:line>
        <draw:line draw:style-name="gr14" draw:text-style-name="P13" draw:layer="layout" svg:x1="5.25cm" svg:y1="4.605cm" svg:x2="5.517cm" svg:y2="4.609cm">
          <text:p/>
        </draw:line>
        <draw:line draw:style-name="gr14" draw:text-style-name="P13" draw:layer="layout" svg:x1="3.682cm" svg:y1="5.371cm" svg:x2="4.209cm" svg:y2="5.097cm">
          <text:p/>
        </draw:line>
        <draw:line draw:style-name="gr14" draw:text-style-name="P13" draw:layer="layout" svg:x1="4.73cm" svg:y1="4.057cm" svg:x2="4.71cm" svg:y2="3.847cm">
          <text:p/>
        </draw:line>
        <draw:line draw:style-name="gr14" draw:text-style-name="P13" draw:layer="layout" svg:x1="3.834cm" svg:y1="3.847cm" svg:x2="4.209cm" svg:y2="4.057cm">
          <text:p/>
        </draw:line>
        <draw:line draw:style-name="gr14" draw:text-style-name="P13" draw:layer="layout" svg:x1="5.25cm" svg:y1="4.057cm" svg:x2="5.587cm" svg:y2="3.847cm">
          <text:p/>
        </draw:line>
        <draw:line draw:style-name="gr14" draw:text-style-name="P13" draw:layer="layout" svg:x1="17.157cm" svg:y1="4.198cm" svg:x2="17.476cm" svg:y2="4.023cm">
          <text:p/>
        </draw:line>
        <draw:line draw:style-name="gr14" draw:text-style-name="P13" draw:layer="layout" svg:x1="16.638cm" svg:y1="4.198cm" svg:x2="16.632cm" svg:y2="4cm">
          <text:p/>
        </draw:line>
        <draw:line draw:style-name="gr14" draw:text-style-name="P13" draw:layer="layout" svg:x1="16.117cm" svg:y1="4.198cm" svg:x2="15.691cm" svg:y2="3.991cm">
          <text:p/>
        </draw:line>
        <draw:line draw:style-name="gr14" draw:text-style-name="P13" draw:layer="layout" svg:x1="16.04cm" svg:y1="4.718cm" svg:x2="15.71cm" svg:y2="4.718cm">
          <text:p/>
        </draw:line>
        <draw:line draw:style-name="gr14" draw:text-style-name="P13" draw:layer="layout" svg:x1="17.157cm" svg:y1="5.239cm" svg:x2="17.66cm" svg:y2="5.614cm">
          <text:p/>
        </draw:line>
        <draw:line draw:style-name="gr14" draw:text-style-name="P13" draw:layer="layout" svg:x1="17.078cm" svg:y1="13.4cm" svg:x2="17.448cm" svg:y2="13.158cm">
          <text:p/>
        </draw:line>
        <draw:line draw:style-name="gr14" draw:text-style-name="P13" draw:layer="layout" svg:x1="16.558cm" svg:y1="13.399cm" svg:x2="16.558cm" svg:y2="13.183cm">
          <text:p/>
        </draw:line>
        <draw:line draw:style-name="gr14" draw:text-style-name="P13" draw:layer="layout" svg:x1="16.038cm" svg:y1="13.4cm" svg:x2="15.682cm" svg:y2="13.183cm">
          <text:p/>
        </draw:line>
        <draw:line draw:style-name="gr14" draw:text-style-name="P13" draw:layer="layout" svg:x1="17.129cm" svg:y1="13.917cm" svg:x2="17.383cm" svg:y2="13.917cm">
          <text:p/>
        </draw:line>
        <draw:line draw:style-name="gr14" draw:text-style-name="P13" draw:layer="layout" svg:x1="16.559cm" svg:y1="14.44cm" svg:x2="16.552cm" svg:y2="14.758cm">
          <text:p/>
        </draw:line>
        <draw:line draw:style-name="gr14" draw:text-style-name="P13" draw:layer="layout" svg:x1="16.429cm" svg:y1="23.844cm" svg:x2="16.429cm" svg:y2="23.603cm">
          <text:p/>
        </draw:line>
        <draw:line draw:style-name="gr14" draw:text-style-name="P13" draw:layer="layout" svg:x1="16.949cm" svg:y1="23.845cm" svg:x2="17.306cm" svg:y2="23.603cm">
          <text:p/>
        </draw:line>
        <draw:line draw:style-name="gr14" draw:text-style-name="P13" draw:layer="layout" svg:x1="16.949cm" svg:y1="24.364cm" svg:x2="17.407cm" svg:y2="24.364cm">
          <text:p/>
        </draw:line>
        <draw:line draw:style-name="gr14" draw:text-style-name="P13" draw:layer="layout" svg:x1="16.949cm" svg:y1="24.885cm" svg:x2="17.306cm" svg:y2="25.127cm">
          <text:p/>
        </draw:line>
        <draw:line draw:style-name="gr14" draw:text-style-name="P13" draw:layer="layout" svg:x1="15.426cm" svg:y1="25.28cm" svg:x2="15.935cm" svg:y2="24.885cm">
          <text:p/>
        </draw:line>
        <draw:frame draw:style-name="gr12" draw:text-style-name="P13" draw:layer="layout" svg:width="1.364cm" svg:height="1.364cm" svg:x="2.5cm" svg:y="22.75cm">
          <draw:image xlink:href="Pictures/1000000100000200000002008922B42A04D55727.png" xlink:type="simple" xlink:show="embed" xlink:actuate="onLoad" draw:mime-type="image/png">
            <text:p/>
          </draw:image>
        </draw:frame>
        <draw:line draw:style-name="gr14" draw:text-style-name="P13" draw:layer="layout" svg:x1="5.004cm" svg:y1="23.5cm" svg:x2="3.5cm" svg:y2="23.558cm">
          <text:p/>
        </draw:line>
        <draw:frame draw:style-name="gr12" draw:text-style-name="P13" draw:layer="layout" svg:width="1.323cm" svg:height="1.323cm" svg:x="5cm" svg:y="25cm">
          <draw:image xlink:href="Pictures/100000010000020000000200AF45C7D8DFC65CD0.png" xlink:type="simple" xlink:show="embed" xlink:actuate="onLoad" draw:mime-type="image/png">
            <text:p/>
          </draw:image>
        </draw:frame>
        <draw:line draw:style-name="gr14" draw:text-style-name="P13" draw:layer="layout" svg:x1="6.317cm" svg:y1="22.75cm" svg:x2="10.25cm" svg:y2="13.75cm">
          <text:p/>
        </draw:line>
        <draw:frame draw:style-name="gr4" draw:text-style-name="P5" draw:layer="layout" svg:width="1.412cm" svg:height="0.37cm" svg:x="9.5cm" svg:y="27.25cm">
          <draw:text-box>
            <text:p text:style-name="P4"><text:span text:style-name="T1">GARAGE</text:span></text:p>
          </draw:text-box>
        </draw:frame>
        <draw:frame draw:style-name="gr4" draw:text-style-name="P5" draw:layer="layout" svg:width="0.849cm" svg:height="0.34cm" svg:x="2.651cm" svg:y="24.25cm">
          <draw:text-box>
            <text:p text:style-name="P4"><text:span text:style-name="T2">RACK</text:span></text:p>
          </draw:text-box>
        </draw:frame>
        <draw:frame draw:style-name="gr15" draw:text-style-name="P11" draw:layer="layout" svg:width="0.866cm" svg:height="0.75cm" svg:x="5.384cm" svg:y="24cm">
          <draw:text-box>
            <text:p text:style-name="P4"><text:span text:style-name="T2">DHCP</text:span></text:p>
          </draw:text-box>
        </draw:frame>
        <draw:frame draw:style-name="gr12" draw:text-style-name="P13" draw:layer="layout" svg:width="1.067cm" svg:height="1.067cm" svg:x="0.5cm" svg:y="25.683cm">
          <draw:image xlink:href="Pictures/100000010000020000000200348E1244B90DB9BA.png" xlink:type="simple" xlink:show="embed" xlink:actuate="onLoad" draw:mime-type="image/png">
            <text:p/>
          </draw:image>
        </draw:frame>
        <draw:line draw:style-name="gr14" draw:text-style-name="P13" draw:layer="layout" svg:x1="1.723cm" svg:y1="26.25cm" svg:x2="3.5cm" svg:y2="26.25cm">
          <text:p/>
        </draw:line>
        <draw:frame draw:style-name="gr4" draw:text-style-name="P5" draw:layer="layout" svg:width="1.289cm" svg:height="0.34cm" svg:x="4.961cm" svg:y="26.16cm">
          <draw:text-box>
            <text:p text:style-name="P4"><text:span text:style-name="T2">ROUTER</text:span></text:p>
          </draw:text-box>
        </draw:frame>
        <draw:frame draw:style-name="gr12" draw:text-style-name="P13" draw:layer="layout" svg:width="0.647cm" svg:height="0.647cm" svg:x="4.27cm" svg:y="13.708cm">
          <draw:image xlink:href="Pictures/100000010000020000000200F7FDF21A0AEFA6A7.png" xlink:type="simple" xlink:show="embed" xlink:actuate="onLoad" draw:mime-type="image/png">
            <text:p/>
          </draw:image>
        </draw:frame>
        <draw:line draw:style-name="gr14" draw:text-style-name="P13" draw:layer="layout" svg:x1="6.5cm" svg:y1="13.75cm" svg:x2="9.75cm" svg:y2="12.75cm">
          <text:p/>
        </draw:line>
        <draw:frame draw:style-name="gr12" draw:text-style-name="P13" draw:layer="layout" svg:width="0.735cm" svg:height="0.735cm" svg:x="4.226cm" svg:y="12.558cm">
          <draw:image xlink:href="Pictures/10000001000002000000020027CFFCBAF53636C5.png" xlink:type="simple" xlink:show="embed" xlink:actuate="onLoad" draw:mime-type="image/png">
            <text:p/>
          </draw:image>
        </draw:frame>
        <draw:line draw:style-name="gr14" draw:text-style-name="P13" draw:layer="layout" svg:x1="4.601cm" svg:y1="13.815cm" svg:x2="4.601cm" svg:y2="13.307cm">
          <text:p/>
        </draw:line>
        <draw:line draw:style-name="gr14" draw:text-style-name="P13" draw:layer="layout" svg:x1="4.601cm" svg:y1="14.881cm" svg:x2="4.601cm" svg:y2="14.374cm">
          <text:p/>
        </draw:line>
        <draw:frame draw:style-name="gr12" draw:text-style-name="P13" draw:layer="layout" svg:width="0.507cm" svg:height="0.507cm" svg:x="4.34cm" svg:y="14.958cm">
          <draw:image xlink:href="Pictures/100000010000020000000200AC130D7FCBE26BC5.png" xlink:type="simple" xlink:show="embed" xlink:actuate="onLoad" draw:mime-type="image/png">
            <text:p/>
          </draw:image>
        </draw:frame>
        <draw:frame draw:style-name="gr12" draw:text-style-name="P13" draw:layer="layout" svg:width="0.431cm" svg:height="0.431cm" svg:x="2.658cm" svg:y="12.558cm">
          <draw:image xlink:href="Pictures/1000000100000200000002002CFC5D0653392631.png" xlink:type="simple" xlink:show="embed" xlink:actuate="onLoad" draw:mime-type="image/png">
            <text:p/>
          </draw:image>
        </draw:frame>
        <draw:frame draw:style-name="gr12" draw:text-style-name="P13" draw:layer="layout" svg:width="0.431cm" svg:height="0.431cm" svg:x="3.153cm" svg:y="13.174cm">
          <draw:image xlink:href="Pictures/1000000100000200000002002CFC5D0653392631.png" xlink:type="simple" xlink:show="embed" xlink:actuate="onLoad" draw:mime-type="image/png">
            <text:p/>
          </draw:image>
        </draw:frame>
        <draw:frame draw:style-name="gr12" draw:text-style-name="P13" draw:layer="layout" svg:width="0.507cm" svg:height="0.507cm" svg:x="3.077cm" svg:y="11.746cm">
          <draw:image xlink:href="Pictures/10000001000002000000020021A311E7B188F0EF.png" xlink:type="simple" xlink:show="embed" xlink:actuate="onLoad" draw:mime-type="image/png">
            <text:p/>
          </draw:image>
        </draw:frame>
        <draw:frame draw:style-name="gr12" draw:text-style-name="P13" draw:layer="layout" svg:width="0.532cm" svg:height="0.532cm" svg:x="5.24cm" svg:y="11.467cm">
          <draw:image xlink:href="Pictures/100000010000020000000200DBA29C87633EC8E9.png" xlink:type="simple" xlink:show="embed" xlink:actuate="onLoad" draw:mime-type="image/png">
            <text:p/>
          </draw:image>
        </draw:frame>
        <draw:frame draw:style-name="gr12" draw:text-style-name="P13" draw:layer="layout" svg:width="0.532cm" svg:height="0.532cm" svg:x="5.862cm" svg:y="11.949cm">
          <draw:image xlink:href="Pictures/100000010000020000000200DBA29C87633EC8E9.png" xlink:type="simple" xlink:show="embed" xlink:actuate="onLoad" draw:mime-type="image/png">
            <text:p/>
          </draw:image>
        </draw:frame>
        <draw:frame draw:style-name="gr12" draw:text-style-name="P13" draw:layer="layout" svg:width="0.532cm" svg:height="0.532cm" svg:x="5.959cm" svg:y="12.558cm">
          <draw:image xlink:href="Pictures/100000010000020000000200DBA29C87633EC8E9.png" xlink:type="simple" xlink:show="embed" xlink:actuate="onLoad" draw:mime-type="image/png">
            <text:p/>
          </draw:image>
        </draw:frame>
        <draw:frame draw:style-name="gr12" draw:text-style-name="P13" draw:layer="layout" svg:width="0.532cm" svg:height="0.532cm" svg:x="5.476cm" svg:y="13.174cm">
          <draw:image xlink:href="Pictures/100000010000020000000200DBA29C87633EC8E9.png" xlink:type="simple" xlink:show="embed" xlink:actuate="onLoad" draw:mime-type="image/png">
            <text:p/>
          </draw:image>
        </draw:frame>
        <draw:path draw:style-name="gr13" draw:text-style-name="P14" draw:layer="layout" svg:width="0.639cm" svg:height="0.297cm" svg:x="3.604cm" svg:y="13.111cm" svg:viewBox="0 0 640 298" svg:d="M640 24l-70 30-10-23 70-31zM500 84l-70 31-11-23 71-31zM359 146l-69 31-10-24 69-30zM220 207l-70 31-10-24 70-30zM80 268l-70 30-10-23 70-30z">
          <text:p/>
        </draw:path>
        <draw:path draw:style-name="gr13" draw:text-style-name="P14" draw:layer="layout" svg:width="1.135cm" svg:height="0.177cm" svg:x="3.104cm" svg:y="12.774cm" svg:viewBox="0 0 1136 178" svg:d="M1133 178l-75-10 3-25 75 10zM982 158l-75-10 3-25 75 10zM831 138l-75-10 3-25 75 10zM679 118l-75-10 3-26 75 11zM528 97l-75-10 3-25 75 10zM377 77l-75-10 3-25 75 10zM226 57l-75-10 3-26 75 10zM75 36l-75-10 3-26 75 11z">
          <text:p/>
        </draw:path>
        <draw:path draw:style-name="gr13" draw:text-style-name="P14" draw:layer="layout" svg:width="0.656cm" svg:height="0.509cm" svg:x="3.589cm" svg:y="12.256cm" svg:viewBox="0 0 657 510" svg:d="M642 510l-61-46 16-21 60 47zM520 417l-61-46 16-20 60 46zM399 325l-61-46 16-20 60 46zM278 233l-61-46 15-21 61 47zM156 140l-60-46 15-20 61 46zM35 48l-35-27 15-21 36 28z">
          <text:p/>
        </draw:path>
        <draw:path draw:style-name="gr13" draw:text-style-name="P14" draw:layer="layout" svg:width="0.528cm" svg:height="0.352cm" svg:x="4.967cm" svg:y="13.112cm" svg:viewBox="0 0 529 353" svg:d="M516 353l-65-41 14-22 64 41zM386 270l-64-41 14-21 64 41zM258 188l-64-41 14-21 64 41zM130 106l-64-41 14-23 64 42zM2 23l-2-1 14-22 1 1z">
          <text:p/>
        </draw:path>
        <draw:path draw:style-name="gr13" draw:text-style-name="P14" draw:layer="layout" svg:width="0.988cm" svg:height="0.125cm" svg:x="4.973cm" svg:y="12.826cm" svg:viewBox="0 0 989 126" svg:d="M0 100l76-7 2 26-76 7zM151 85l76-8 3 25-76 8zM303 69l77-7 2 25-76 8zM456 54l75-8 3 25-76 8zM607 38l76-7 3 25-76 8zM759 23l76-8 2 26-76 7zM910 8l76-8 3 25-76 8z">
          <text:p/>
        </draw:path>
        <draw:path draw:style-name="gr13" draw:text-style-name="P14" draw:layer="layout" svg:width="0.862cm" svg:height="0.533cm" svg:x="4.961cm" svg:y="12.252cm" svg:viewBox="0 0 863 534" svg:d="M0 512l66-39 13 21-66 40zM131 433l65-40 13 23-65 39zM261 354l66-40 13 22-66 39zM392 275l65-39 13 22-65 39zM523 196l66-39 13 22-66 39zM654 118l65-39 13 21-65 40zM784 39l66-39 13 22-66 39z">
          <text:p/>
        </draw:path>
        <draw:path draw:style-name="gr13" draw:text-style-name="P14" draw:layer="layout" svg:width="0.427cm" svg:height="0.567cm" svg:x="4.964cm" svg:y="12.011cm" svg:viewBox="0 0 428 568" svg:d="M0 553l45-61 21 15-46 61zM90 430l45-61 21 15-45 61zM181 308l45-62 21 15-46 62zM272 185l45-61 20 15-45 61zM362 61l45-61 21 15-45 61z">
          <text:p/>
        </draw:path>
        <draw:frame draw:style-name="gr4" draw:text-style-name="P5" draw:layer="layout" svg:width="0.696cm" svg:height="0.34cm" svg:x="0.75cm" svg:y="26.91cm">
          <draw:text-box>
            <text:p text:style-name="P4"><text:span text:style-name="T2">WE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Verdana" svg:font-family="Verdana" style:font-pitch="variable"/>
    <style:font-face style:name="Verdana1" svg:font-family="Verdana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2cm" fo:page-height="29.7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06T17:44:45.456000000</dc:date>
    <meta:editing-duration>PT9M24S</meta:editing-duration>
    <meta:editing-cycles>1</meta:editing-cycles>
    <meta:document-statistic meta:object-count="132"/>
    <meta:generator>LibreOffice/7.4.2.3$Windows_X86_64 LibreOffice_project/382eef1f22670f7f4118c8c2dd222ec7ad009daf</meta:generator>
  </office:meta>
</office:document-meta>
</file>